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005cd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0a35" officeooo:paragraph-rsid="00020a3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paragraph-rsid="00005cd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paragraph-rsid="0003504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officeooo:rsid="00035049" officeooo:paragraph-rsid="00035049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005cdd" officeooo:paragraph-rsid="00005cd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rsid="00035049" officeooo:paragraph-rsid="0003504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35049" officeooo:paragraph-rsid="0003504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3504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54be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05f68a" officeooo:paragraph-rsid="00054be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weight="normal" officeooo:rsid="00005cdd" officeooo:paragraph-rsid="00005cdd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8160e" officeooo:paragraph-rsid="0008160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11391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068e4f" officeooo:paragraph-rsid="0005f68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054beb" officeooo:paragraph-rsid="0005f68a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054beb" officeooo:paragraph-rsid="00054beb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fo:font-weight="bold" officeooo:rsid="00035049" officeooo:paragraph-rsid="0003504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bold" officeooo:paragraph-rsid="00118625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05f68a"/>
    </style:style>
    <style:style style:name="P21" style:family="paragraph" style:parent-style-name="Standard">
      <style:paragraph-properties fo:text-align="justify" style:justify-single-word="false"/>
      <style:text-properties officeooo:paragraph-rsid="00118625"/>
    </style:style>
    <style:style style:name="P22" style:family="paragraph" style:parent-style-name="Standard">
      <style:paragraph-properties fo:text-align="justify" style:justify-single-word="false"/>
      <style:text-properties fo:color="#800000" officeooo:paragraph-rsid="00118625"/>
    </style:style>
    <style:style style:name="T1" style:family="text">
      <style:text-properties fo:font-weight="normal"/>
    </style:style>
    <style:style style:name="T2" style:family="text">
      <style:text-properties fo:font-weight="normal" officeooo:rsid="00005cdd" style:font-weight-asian="normal" style:font-weight-complex="normal"/>
    </style:style>
    <style:style style:name="T3" style:family="text">
      <style:text-properties fo:font-weight="normal" officeooo:rsid="00020a35" style:font-weight-asian="normal" style:font-weight-complex="normal"/>
    </style:style>
    <style:style style:name="T4" style:family="text">
      <style:text-properties fo:font-weight="normal" officeooo:rsid="00035049" style:font-weight-asian="normal" style:font-weight-complex="normal"/>
    </style:style>
    <style:style style:name="T5" style:family="text">
      <style:text-properties fo:font-weight="normal" officeooo:rsid="00054beb" style:font-weight-asian="normal" style:font-weight-complex="normal"/>
    </style:style>
    <style:style style:name="T6" style:family="text">
      <style:text-properties fo:font-weight="normal" officeooo:rsid="0008160e" style:font-weight-asian="normal" style:font-weight-complex="normal"/>
    </style:style>
    <style:style style:name="T7" style:family="text">
      <style:text-properties fo:font-weight="normal" officeooo:rsid="0009d32e" style:font-weight-asian="normal" style:font-weight-complex="normal"/>
    </style:style>
    <style:style style:name="T8" style:family="text">
      <style:text-properties fo:font-weight="normal" officeooo:rsid="00113915" style:font-weight-asian="normal" style:font-weight-complex="normal"/>
    </style:style>
    <style:style style:name="T9" style:family="text">
      <style:text-properties fo:font-weight="normal" officeooo:rsid="00118625" style:font-weight-asian="normal" style:font-weight-complex="normal"/>
    </style:style>
    <style:style style:name="T10" style:family="text">
      <style:text-properties fo:font-style="italic" fo:font-weight="normal" officeooo:rsid="00005cd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20a35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3504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54be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68e4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9d32e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f6a5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18625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5f68a" style:font-style-asian="italic" style:font-style-complex="italic"/>
    </style:style>
    <style:style style:name="T20" style:family="text">
      <style:text-properties fo:font-style="italic" officeooo:rsid="000d8dbb" style:font-style-asian="italic" style:font-style-complex="italic"/>
    </style:style>
    <style:style style:name="T21" style:family="text">
      <style:text-properties fo:font-style="italic" officeooo:rsid="000eb358" style:font-style-asian="italic" style:font-style-complex="italic"/>
    </style:style>
    <style:style style:name="T22" style:family="text">
      <style:text-properties fo:font-style="italic" officeooo:rsid="000f6a5e" style:font-style-asian="italic" style:font-style-complex="italic"/>
    </style:style>
    <style:style style:name="T23" style:family="text">
      <style:text-properties fo:font-style="italic" officeooo:rsid="000c7746" style:font-style-asian="italic" style:font-style-complex="italic"/>
    </style:style>
    <style:style style:name="T24" style:family="text">
      <style:text-properties fo:font-style="italic" officeooo:rsid="00113915" style:font-style-asian="italic" style:font-style-complex="italic"/>
    </style:style>
    <style:style style:name="T25" style:family="text">
      <style:text-properties fo:font-style="normal" fo:font-weight="normal" officeooo:rsid="00005cd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20a3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eb35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f6a5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1862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13915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0f6a5e" style:font-style-asian="normal" style:font-style-complex="normal"/>
    </style:style>
    <style:style style:name="T33" style:family="text">
      <style:text-properties fo:font-style="normal" officeooo:rsid="00113915" style:font-style-asian="normal" style:font-style-complex="normal"/>
    </style:style>
    <style:style style:name="T34" style:family="text">
      <style:text-properties fo:font-style="normal" officeooo:rsid="00118625" style:font-style-asian="normal" style:font-style-complex="normal"/>
    </style:style>
    <style:style style:name="T35" style:family="text">
      <style:text-properties fo:font-style="normal" officeooo:rsid="000eb358"/>
    </style:style>
    <style:style style:name="T36" style:family="text">
      <style:text-properties fo:font-style="normal" officeooo:rsid="000f6a5e"/>
    </style:style>
    <style:style style:name="T37" style:family="text">
      <style:text-properties fo:font-style="normal" officeooo:rsid="000f6a5e" style:font-style-asian="italic" style:font-style-complex="italic"/>
    </style:style>
    <style:style style:name="T38" style:family="text">
      <style:text-properties fo:font-style="normal" fo:font-weight="bold" officeooo:rsid="000f6a5e" style:font-style-asian="normal" style:font-weight-asian="bold" style:font-style-complex="normal" style:font-weight-complex="bold"/>
    </style:style>
    <style:style style:name="T39" style:family="text">
      <style:text-properties fo:color="#800000" fo:font-weight="normal" officeooo:rsid="00035049" style:font-weight-asian="normal" style:font-weight-complex="normal"/>
    </style:style>
    <style:style style:name="T40" style:family="text">
      <style:text-properties fo:color="#800000" fo:font-weight="normal" officeooo:rsid="00054beb" style:font-weight-asian="normal" style:font-weight-complex="normal"/>
    </style:style>
    <style:style style:name="T41" style:family="text">
      <style:text-properties fo:color="#800000" fo:font-weight="normal" officeooo:rsid="0009d32e" style:font-weight-asian="normal" style:font-weight-complex="normal"/>
    </style:style>
    <style:style style:name="T42" style:family="text">
      <style:text-properties fo:color="#800000" fo:font-weight="bold" officeooo:rsid="000c7746" style:font-weight-asian="bold" style:font-weight-complex="bold"/>
    </style:style>
    <style:style style:name="T43" style:family="text">
      <style:text-properties officeooo:rsid="0005f68a"/>
    </style:style>
    <style:style style:name="T44" style:family="text">
      <style:text-properties officeooo:rsid="00068e4f"/>
    </style:style>
    <style:style style:name="T45" style:family="text">
      <style:text-properties officeooo:rsid="0008160e"/>
    </style:style>
    <style:style style:name="T46" style:family="text">
      <style:text-properties officeooo:rsid="000bdf2c"/>
    </style:style>
    <style:style style:name="T47" style:family="text">
      <style:text-properties officeooo:rsid="000c7746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0d8dbb" style:font-weight-asian="bold" style:font-weight-complex="bold"/>
    </style:style>
    <style:style style:name="T50" style:family="text">
      <style:text-properties officeooo:rsid="000d8dbb"/>
    </style:style>
    <style:style style:name="T51" style:family="text">
      <style:text-properties fo:color="#ffff00" officeooo:rsid="000d8dbb"/>
    </style:style>
    <style:style style:name="T52" style:family="text">
      <style:text-properties fo:color="#ffff00" fo:font-style="italic" officeooo:rsid="00113915" style:font-style-asian="italic" style:font-style-complex="italic"/>
    </style:style>
    <style:style style:name="T53" style:family="text">
      <style:text-properties fo:color="#ffff00" fo:font-style="italic" officeooo:rsid="000f6a5e" style:font-style-asian="italic" style:font-style-complex="italic"/>
    </style:style>
    <style:style style:name="T54" style:family="text">
      <style:text-properties fo:color="#ffff00" fo:font-style="normal" officeooo:rsid="00118625" style:font-style-asian="normal" style:font-style-complex="normal"/>
    </style:style>
    <style:style style:name="T55" style:family="text">
      <style:text-properties officeooo:rsid="000eb358"/>
    </style:style>
    <style:style style:name="T56" style:family="text">
      <style:text-properties officeooo:rsid="000f6a5e"/>
    </style:style>
    <style:style style:name="T57" style:family="text">
      <style:text-properties fo:font-variant="normal" fo:text-transform="none" fo:color="#000000" style:font-name="sans-serif" fo:letter-spacing="normal" officeooo:rsid="000f6a5e"/>
    </style:style>
    <style:style style:name="T58" style:family="text">
      <style:text-properties fo:font-variant="normal" fo:text-transform="none" fo:color="#000000" style:font-name="sans-serif" fo:letter-spacing="normal" fo:font-style="italic" officeooo:rsid="000f6a5e" style:font-style-asian="italic" style:font-style-complex="italic"/>
    </style:style>
    <style:style style:name="T59" style:family="text">
      <style:text-properties fo:font-variant="normal" fo:text-transform="none" fo:color="#000000" style:font-name="sans-serif" fo:letter-spacing="normal" fo:font-style="normal" officeooo:rsid="000f6a5e" style:font-style-asian="italic" style:font-style-complex="italic"/>
    </style:style>
    <style:style style:name="T60" style:family="text">
      <style:text-properties fo:font-variant="normal" fo:text-transform="none" fo:color="#000000" style:font-name="sans-serif" fo:letter-spacing="normal" fo:font-style="normal" officeooo:rsid="000f6a5e" style:font-style-asian="normal" style:font-style-complex="normal"/>
    </style:style>
    <style:style style:name="T61" style:family="text">
      <style:text-properties fo:font-variant="normal" fo:text-transform="none" fo:color="#666666" style:font-name="Verdana" fo:font-size="13.5pt" fo:letter-spacing="normal" fo:font-style="normal" fo:font-weight="bold" officeooo:rsid="000f6a5e" style:font-style-asian="normal" style:font-style-complex="normal"/>
    </style:style>
    <style:style style:name="T62" style:family="text">
      <style:text-properties style:font-style-asian="normal"/>
    </style:style>
    <style:style style:name="T63" style:family="text">
      <style:text-properties style:font-weight-asian="normal"/>
    </style:style>
    <style:style style:name="T64" style:family="text">
      <style:text-properties style:font-style-complex="normal"/>
    </style:style>
    <style:style style:name="T65" style:family="text">
      <style:text-properties style:font-weight-complex="normal"/>
    </style:style>
    <style:style style:name="T66" style:family="text">
      <style:text-properties fo:color="#b80047" fo:font-style="normal" fo:font-weight="bold" officeooo:rsid="000f6a5e" style:font-style-asian="normal" style:font-weight-asian="bold" style:font-style-complex="normal" style:font-weight-complex="bold"/>
    </style:style>
    <style:style style:name="T67" style:family="text">
      <style:text-properties fo:color="#b80047" fo:font-style="normal" officeooo:rsid="000f6a5e" style:font-style-asian="normal" style:font-style-complex="normal"/>
    </style:style>
    <style:style style:name="T68" style:family="text">
      <style:text-properties fo:color="#b80047" fo:font-style="normal" officeooo:rsid="00118625" style:font-style-asian="normal" style:font-style-complex="normal"/>
    </style:style>
    <style:style style:name="T69" style:family="text">
      <style:text-properties officeooo:rsid="001139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TÓTIPO DE SISTEMA DE GERENCIAMENTO DE SENSORES FOCANDO ANÁLISE DE QUALIDADE DE REDES DE DISTRIBUIÇÃO ELÉTRICA</text:p>
      <text:p text:style-name="P2"/>
      <text:p text:style-name="P2"/>
      <text:p text:style-name="P2"/>
      <text:p text:style-name="P2">RESUMO</text:p>
      <text:p text:style-name="P12"/>
      <text:p text:style-name="P1"><text:span text:style-name="T2"><text:tab/>Como se vê na atualidade, nos métodos de análise de dados de uma determinada área ou indústria, onde há vários equipamentos e grandezas que precisam de ser monitoradas constantemente, vemos um número de sensores espalhados pelo ambiente e um tipo de central de aquisição e tratamento destes dados. Este equipamento na maioria das vezes é um computador ou equivalente com uma </text:span><text:span text:style-name="T10">interface</text:span><text:span text:style-name="T2"> que integra o usuário/</text:span><text:span text:style-name="T6">administrador</text:span><text:span text:style-name="T2"> com a rede sensores. Logicamente, esta, é disposta através de um </text:span><text:span text:style-name="T10">software</text:span><text:span text:style-name="T2"> de gerenciamento que é dado pelo fornecedor do equipamento. O </text:span><text:span text:style-name="T10">software</text:span><text:span text:style-name="T25"> do equipamento, que é, no custo todo, o que</text:span><text:span text:style-name="T2"> sai caro na maioria das vezes devido ao nível do recurso intelectual investido em tal equipamento. Porêm, alternativas </text:span><text:span text:style-name="T10">opensources</text:span><text:span text:style-name="T25"> têm se mostrado cada vez mais interessantes em sistemas de automação</text:span><text:span text:style-name="T26"> pois as ferramentas de desenvolvimento são gratuitas e com uma manutenção permanente (dependendo do modelo de gerenciamento de projeto, mas a maioria das ferramentas dão suporte ao usuário constantemente criando novas atualizações para resolver problemas da versão atual). <text:s text:c="2"/></text:span></text:p>
      <text:p text:style-name="P1"><text:span text:style-name="T2"><text:tab/></text:span><text:span text:style-name="T3">Além de </text:span><text:span text:style-name="T2">diminuir o custo das soluções, </text:span><text:span text:style-name="T3">outro foco do protótipo é garantir um sistema multiplataforma entre processadores de </text:span><text:span text:style-name="T11">32bits</text:span><text:span text:style-name="T26">. O conceito de multiplataforma, é tentar gerar uma ferramenta que seja altamente portável para vários tipos de arquiteturas, garantindo transparência para os usuários do protótipo.</text:span></text:p>
      <text:p text:style-name="P3"><text:span text:style-name="T2"><text:tab/>O projeto em si, tem como ponto de partida a pesquisa do Prof. Franklin Martins Pamplona do IFPB com Grupo de Eletrônica, Controle e Automação do IFPB (GECA). Onde utiliza-se uma gama de sensores de corrente e tensão espalhados por uma substação e uma central de aquisição e tratamento de dados, conectados através de uma rede </text:span><text:span text:style-name="T8">ZigB</text:span><text:span text:style-name="T2">ee (IEEE 802.15.4). Mais detalhes sobre o projeto em </text:span><text:a xlink:type="simple" xlink:href="http://www.engeca.org/projetos"><text:span text:style-name="T2">http://www.engeca.org/</text:span></text:a><text:a xlink:type="simple" xlink:href="http://www.engeca.org/projetos"><text:span text:style-name="T8">projetos</text:span></text:a><text:span text:style-name="T2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5">INTRODUÇÃO</text:p>
      <text:p text:style-name="P7"/>
      <text:p text:style-name="P18">1.1 ORIGEM DO TRABALHO </text:p>
      <text:p text:style-name="P8"/>
      <text:p text:style-name="P4"><text:span text:style-name="T4"><text:tab/></text:span><text:span text:style-name="T6">A motivação</text:span><text:span text:style-name="T4"> para a produção deste, foi o intuito de torna</text:span><text:span text:style-name="T5">r</text:span><text:span text:style-name="T4"> portável um sistema de gerenciamento de sensores, como o confeccionado em </text:span><text:span text:style-name="T39">(PAMPLONA, 2011),</text:span><text:span text:style-name="T4"> escrito em uma linguagem de programação </text:span><text:span text:style-name="T6">muito </text:span><text:span text:style-name="T4">utilizada em sistemas operancionais </text:span><text:span text:style-name="T14">L</text:span><text:span text:style-name="T12">inux</text:span><text:span text:style-name="T4">. A linguagem utilizada pelo grupo para criar o </text:span><text:span text:style-name="T12">software</text:span><text:span text:style-name="T4"> foi o </text:span><text:span text:style-name="T12">Python,</text:span><text:span text:style-name="T4"> por ser robusta, leve, alto nível e facilmente portável para outras arquiteturas de processadores. </text:span></text:p>
      <text:p text:style-name="P19"><text:span text:style-name="T4"><text:tab/>O porque de escolher uma liguagem de alto nível para utilização no protótipo </text:span><text:span text:style-name="T6">é outra vantagem, pois </text:span><text:span text:style-name="T4">se pode configurar o sistema de forma simples e rápida, implementando rotinas pequenas sem que o administrador precise de um conhecimento mais denso sobre a máquina. Estes tipos de </text:span><text:span text:style-name="T5">modelos de sistemas podem ser vistos no dia a dia,</text:span><text:span text:style-name="T7"> </text:span><text:span text:style-name="T40">Android OS</text:span><text:span text:style-name="T5">, que faz com que qualquer usuário com conhecimentos básicos em </text:span><text:span text:style-name="T13">java</text:span><text:span text:style-name="T5"> possa criar suas aplicações </text:span><text:span text:style-name="T9">ou </text:span><text:span text:style-name="T7">o </text:span><text:span text:style-name="T41">Arduino,</text:span><text:span text:style-name="T5"> </text:span><text:span text:style-name="T7">que lhe proporciona programar o firmware do microcontrolador de </text:span><text:span text:style-name="T15">8bits</text:span><text:span text:style-name="T7"> com uma liguagem bem mais simples que o </text:span><text:span text:style-name="T15">C/C++</text:span><text:span text:style-name="T5">.</text:span></text:p>
      <text:p text:style-name="P9"/>
      <text:p text:style-name="P9"/>
      <text:p text:style-name="P17">1.2 ÁREA</text:p>
      <text:p text:style-name="P10"/>
      <text:p text:style-name="P10"><text:tab/>Neste trabalho, foi realizado o desenvolvimento de um conjunto de ferramentas para utilização em Instrumentação Eletrônica. <text:span text:style-name="T43">Este conjunto de ferramentas está disposto em um sistema operacional </text:span><text:span text:style-name="T19">Linux </text:span><text:span text:style-name="T43">básico que pode ser reconfigurável facilemente através de uma linguagem de alto nível.</text:span></text:p>
      <text:p text:style-name="P11"><text:tab/>Devido a vantagem de ser multiplataforma, ele pode ser utilizado em vários equipamentos que port<text:span text:style-name="T45">am</text:span> uma arquitetura de <text:span text:style-name="T18">32bits</text:span>. Esta vantagem que acaba com o esforço de ter que criar um sistema do zero para uma determinada Plataforma de Medição de Parâmetros.</text:p>
      <text:p text:style-name="P11"><text:tab/>Através do sistema pode-se medir qualquer tipo de variável, seja ela corrente elétrica, sensores de pressão, temperatura, etc., depend<text:span text:style-name="T45">endo</text:span> do que for configurado no sistema <text:span text:style-name="T45">pode-se até atuar na área com motores ou chaves</text:span>.</text:p>
      <text:p text:style-name="P11"/>
      <text:p text:style-name="P11"/>
      <text:p text:style-name="P16"><text:span text:style-name="T43">1.3 </text:span><text:span text:style-name="T44">PROBLEMÁTICA</text:span></text:p>
      <text:p text:style-name="P15"/>
      <text:p text:style-name="P15"><text:tab/><text:span text:style-name="T46">Nos dias de hoje, as maiores dificuldades na implementação de ferramentas de medição (sensores, rede, interfaces, etc) são referentes à </text:span><text:span text:style-name="T47">complexidade em configurar </text:span><text:span text:style-name="T69">a </text:span><text:span text:style-name="T46">parte gerencial do sistema, </text:span><text:span text:style-name="T47">bem como portá-lo para outras plataformas</text:span><text:span text:style-name="T46">. </text:span><text:span text:style-name="T47">Pois na maioria das vezes o administrador/usuário do sistema, estaria preso a um técnico especializado no </text:span><text:span text:style-name="T23">software</text:span><text:span text:style-name="T47"> de gerenciamento. Isto pode demandar tempo e custar bastante dinheiro.</text:span></text:p>
      <text:p text:style-name="P15"><text:span text:style-name="T47"><text:tab/>Os sistemas de gerenciamento atuais, como de costume, oferecem uma interface gráfica que liga o usuário a rede de sensores espalhadas por determinada área como mostra (</text:span><text:span text:style-name="T50">CAMPOS</text:span><text:span text:style-name="T47">, 20</text:span><text:span text:style-name="T50">06</text:span><text:span text:style-name="T47">) em seu trabalho sobre </text:span><text:span text:style-name="T50">um sistema</text:span><text:span text:style-name="T47"> </text:span><text:span text:style-name="T50">de instrumentação para unidades de elevação de petróleo, utilizando o </text:span><text:span text:style-name="T20">LabView 8.0</text:span><text:span text:style-name="T50"> para exibir em “</text:span><text:span text:style-name="T49">alto nível”</text:span><text:span text:style-name="T50"> os dados recebidos pela rede de sensores, </text:span><text:span text:style-name="T69">n</text:span><text:span text:style-name="T50">ão muito diferente do ponto de partida deste trabalho, o detalhe é que uma lice</text:span><text:span text:style-name="T69">n</text:span><text:span text:style-name="T50">ça do </text:span><text:span text:style-name="T20">Labview</text:span><text:span text:style-name="T50"> <text:s/>tem um elevado custo </text:span><text:span text:style-name="T51">e </text:span><text:soft-page-break/><text:span text:style-name="T51">não pode ser moldada de forma específica para o seu sistema</text:span><text:span text:style-name="T50">. </text:span></text:p>
      <text:p text:style-name="P15"><text:span text:style-name="T50"><text:tab/></text:span><text:span text:style-name="T55">Para diminuir os </text:span><text:span text:style-name="T69">gastos financeiros,</text:span><text:span text:style-name="T55"> teria que ser feita uma análise </text:span><text:span text:style-name="T69">de</text:span><text:span text:style-name="T55"> relação custo benefício entre a alternativa de um </text:span><text:span text:style-name="T21">software</text:span><text:span text:style-name="T55"> já pronto e criar um para determinada aplicação. A segunda alternativa é tão cust</text:span><text:span text:style-name="T69">e</text:span><text:span text:style-name="T55">osa quanto a primeira, pois haveria de ter um grupo </text:span><text:span text:style-name="T69">focado em </text:span><text:span text:style-name="T55">desenvolvimento para fazer a ferramenta. Isto requer um pessoal com um conhecimento denso em Engenharia de Software, e </text:span><text:span text:style-name="T69">com certeza é bem</text:span><text:span text:style-name="T55"> mais caro do que manter uma licença do </text:span><text:span text:style-name="T21">LabView</text:span><text:span text:style-name="T55">. </text:span></text:p>
      <text:p text:style-name="P20"><text:span text:style-name="T27"><text:tab/></text:span><text:span text:style-name="T28">Alternativas </text:span><text:span text:style-name="T16">opensource</text:span><text:span text:style-name="T28"> com foco em gerenciamento fácil e hábil veem surgindo cada vez mais nos dias atuais como o </text:span><text:span text:style-name="T18">ConnectMe</text:span><text:span text:style-name="T31"> </text:span><text:span text:style-name="T32">da </text:span><text:span text:style-name="T66">Digi®</text:span><text:span text:style-name="T32">, que é uma plataforma de </text:span><text:span text:style-name="T22">32bits </text:span><text:span text:style-name="T32">com um sistema operacional Linux dotado de artifícios como a linguagem de programação </text:span><text:span text:style-name="T22">Python</text:span><text:span text:style-name="T32"> para escrever as rotinas do sistema e acessar os dispositivos externos de forma simples e rápida. Outra alternativa, porêm não </text:span><text:span text:style-name="T22">opensource</text:span><text:span text:style-name="T32">, é o sistema que “roda” sobre o roteador </text:span><text:span text:style-name="T18">Cisco SFS 3504</text:span><text:span text:style-name="T31"> </text:span><text:span text:style-name="T32">da </text:span><text:span text:style-name="T66">Cisco®</text:span><text:span text:style-name="T32">, que inclui, tambem, um sistema operacional Linux com um </text:span><text:span text:style-name="T22">shell script</text:span><text:span text:style-name="T32"> para configurá-lo. Este modelo de sistemas de gerenciamento torna simples e menos caro qualquer implementação de um projeto de sistema de monitoramento. </text:span><text:span text:style-name="T33">Assim, os gastos com </text:span><text:span text:style-name="T52">softwares</text:span><text:span text:style-name="T53"> </text:span><text:span text:style-name="T52">supervisórios</text:span><text:span text:style-name="T32"> </text:span><text:span text:style-name="T33">ou com uma cara equipe de desenvolvedores seriam cortados.</text:span></text:p>
      <text:p text:style-name="P20"><text:span text:style-name="T33"/></text:p>
      <text:p text:style-name="P20"><text:span text:style-name="T33"/></text:p>
      <text:p text:style-name="P14"><text:span text:style-name="T33">1.4 JUSTIFICATIVAS</text:span></text:p>
      <text:p text:style-name="P20"><text:span text:style-name="T33"/></text:p>
      <text:p text:style-name="P22"><text:span text:style-name="T30"><text:tab/></text:span><text:span text:style-name="T29">Como mostra (BUSNARDO, 1999) em seu trabalho sobre um sistema de </text:span><text:span text:style-name="T17">hardware</text:span><text:span text:style-name="T29"> e </text:span><text:span text:style-name="T17">software </text:span><text:span text:style-name="T29">para controle da qualidade de energia elétrica....</text:span></text:p>
      <text:p text:style-name="P21"><text:span text:style-name="T33"><text:tab/></text:span><text:span text:style-name="T34">A primeira ideia do projeto foi a de manter uma pequena distribuição Linux, que podesse ser facilmente configurada, eliminando a dependência (ao máximo possível) dos usuários/administradores à uma equipe técnica. </text:span><text:span text:style-name="T54">A segunda foi tentar tornar o sistema de gerenciamento livre e gratuita, sobre uma licença que fornecesse os devidos direitos de implementação a seus usuários</text:span><text:span text:style-name="T34">. </text:span><text:span text:style-name="T68">Entre outras várias outras vantagens que este projeto pode proporcionar.</text:span></text:p>
      <text:p text:style-name="P21"><text:span text:style-name="T33"><text:tab/></text:span><text:span text:style-name="T34">As duas principais justificativas para a elaboração deste vão de encontro a somente uma questão em comum, a redução de custos na implementação de Sistemas de Instrumentação e Controle.</text:span></text:p>
      <text:p text:style-name="P15"><text:span text:style-name="T56"/></text:p>
      <text:p text:style-name="P15"><text:span text:style-name="T5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erton </meta:initial-creator>
    <meta:creation-date>2012-05-04T14:17:47</meta:creation-date>
    <dc:date>2012-05-10T03:08:54</dc:date>
    <dc:creator>everton </dc:creator>
    <meta:editing-duration>PT03H20M16S</meta:editing-duration>
    <meta:editing-cycles>5</meta:editing-cycles>
    <meta:generator>BrOffice.org/3.2$Linux OpenOffice.org_project/320m19$Build-9505</meta:generator>
    <meta:document-statistic meta:table-count="0" meta:image-count="0" meta:object-count="0" meta:page-count="3" meta:paragraph-count="23" meta:word-count="1049" meta:character-count="6742"/>
  </office:meta>
</office:document-meta>
</file>